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rn Friters</text:p>
          </table:table-cell>
          <table:table-cell/>
          <table:table-cell office:value-type="string" calcext:value-type="string">
            <text:p>grams</text:p>
          </table:table-cell>
        </table:table-row>
        <table:table-row table:style-name="ro1">
          <table:table-cell table:style-name="ce1" office:value-type="string" calcext:value-type="string">
            <text:p>Eggs</text:p>
          </table:table-cell>
          <table:table-cell office:value-type="string" calcext:value-type="string">
            <text:p>2ea </text:p>
          </table:table-cell>
          <table:table-cell/>
        </table:table-row>
        <table:table-row table:style-name="ro1">
          <table:table-cell table:style-name="ce1" office:value-type="string" calcext:value-type="string">
            <text:p>Salt</text:p>
          </table:table-cell>
          <table:table-cell office:value-type="float" office:value="1.4225" calcext:value-type="float">
            <text:p>1.422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White Pepper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ream Style Corn</text:p>
          </table:table-cell>
          <table:table-cell office:value-type="float" office:value="453.59" calcext:value-type="float">
            <text:p>453.59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Baking Pow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own Sugar</text:p>
          </table:table-cell>
          <table:table-cell office:value-type="float" office:value="4.17" calcext:value-type="float">
            <text:p>4.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P Flour</text:p>
          </table:table-cell>
          <table:table-cell office:value-type="float" office:value="195" calcext:value-type="float">
            <text:p>195</text:p>
          </table:table-cell>
          <table:table-cell office:value-type="float" office:value="360" calcext:value-type="float">
            <text:p>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8:38:49.305281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6:35:08.034687032</meta:creation-date>
    <meta:print-date>2017-04-19T17:35:25.547934774</meta:print-date>
    <dc:date>2017-05-07T19:36:29.109305963</dc:date>
    <meta:editing-duration>P6DT23H27M17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